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2a4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d2a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paragraph-rsid="000d2a4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paragraph-rsid="000d2a4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d2a4c"/>
    </style:style>
    <style:style style:name="P6" style:family="paragraph" style:parent-style-name="Standard">
      <style:text-properties officeooo:paragraph-rsid="000e81d0"/>
    </style:style>
    <style:style style:name="P7" style:family="paragraph" style:parent-style-name="Standard">
      <style:text-properties officeooo:paragraph-rsid="00101e6a"/>
    </style:style>
    <style:style style:name="P8" style:family="paragraph" style:parent-style-name="Standard">
      <style:text-properties officeooo:paragraph-rsid="0011236a"/>
    </style:style>
    <style:style style:name="P9" style:family="paragraph" style:parent-style-name="Standard">
      <style:text-properties officeooo:paragraph-rsid="001313a3"/>
    </style:style>
    <style:style style:name="P10" style:family="paragraph" style:parent-style-name="Standard">
      <style:text-properties officeooo:paragraph-rsid="0014e5be"/>
    </style:style>
    <style:style style:name="P11" style:family="paragraph" style:parent-style-name="Standard">
      <style:text-properties officeooo:paragraph-rsid="001667a2"/>
    </style:style>
    <style:style style:name="P12" style:family="paragraph" style:parent-style-name="Standard">
      <style:text-properties officeooo:paragraph-rsid="0018b467"/>
    </style:style>
    <style:style style:name="P13" style:family="paragraph" style:parent-style-name="Standard">
      <style:text-properties officeooo:paragraph-rsid="0019350b"/>
    </style:style>
    <style:style style:name="P14" style:family="paragraph" style:parent-style-name="Standard">
      <style:text-properties fo:color="#c5000b" officeooo:paragraph-rsid="0019350b"/>
    </style:style>
    <style:style style:name="P15" style:family="paragraph" style:parent-style-name="Standard">
      <style:text-properties fo:color="#c5000b" officeooo:paragraph-rsid="001c2c17"/>
    </style:style>
    <style:style style:name="P16" style:family="paragraph" style:parent-style-name="Standard">
      <style:text-properties fo:color="#000000" officeooo:paragraph-rsid="0019350b"/>
    </style:style>
    <style:style style:name="P17" style:family="paragraph" style:parent-style-name="Standard">
      <style:text-properties fo:color="#000000" officeooo:paragraph-rsid="001a164c"/>
    </style:style>
    <style:style style:name="P18" style:family="paragraph" style:parent-style-name="Standard">
      <style:text-properties fo:color="#000000" officeooo:paragraph-rsid="001bdddb"/>
    </style:style>
    <style:style style:name="P19" style:family="paragraph" style:parent-style-name="Standard">
      <style:text-properties fo:color="#000000" officeooo:paragraph-rsid="001c2c17"/>
    </style:style>
    <style:style style:name="T1" style:family="text">
      <style:text-properties officeooo:rsid="000d2a4c"/>
    </style:style>
    <style:style style:name="T2" style:family="text">
      <style:text-properties style:text-underline-style="none" officeooo:rsid="000d2a4c"/>
    </style:style>
    <style:style style:name="T3" style:family="text">
      <style:text-properties style:text-underline-style="none" fo:font-weight="normal" officeooo:rsid="000d2a4c" style:font-weight-asian="normal" style:font-weight-complex="normal"/>
    </style:style>
    <style:style style:name="T4" style:family="text">
      <style:text-properties style:text-underline-style="none" officeooo:rsid="000e81d0"/>
    </style:style>
    <style:style style:name="T5" style:family="text">
      <style:text-properties style:text-underline-style="none" officeooo:rsid="00101e6a"/>
    </style:style>
    <style:style style:name="T6" style:family="text">
      <style:text-properties style:text-underline-style="none" officeooo:rsid="0011236a"/>
    </style:style>
    <style:style style:name="T7" style:family="text">
      <style:text-properties style:text-underline-style="none" officeooo:rsid="0012dd6f"/>
    </style:style>
    <style:style style:name="T8" style:family="text">
      <style:text-properties style:text-underline-style="none" officeooo:rsid="001313a3"/>
    </style:style>
    <style:style style:name="T9" style:family="text">
      <style:text-properties style:text-underline-style="none" officeooo:rsid="0014e5be"/>
    </style:style>
    <style:style style:name="T10" style:family="text">
      <style:text-properties style:text-underline-style="none" officeooo:rsid="001667a2"/>
    </style:style>
    <style:style style:name="T11" style:family="text">
      <style:text-properties style:text-underline-style="none" officeooo:rsid="0016c3eb"/>
    </style:style>
    <style:style style:name="T12" style:family="text">
      <style:text-properties style:text-underline-style="none" officeooo:rsid="0018b467"/>
    </style:style>
    <style:style style:name="T13" style:family="text">
      <style:text-properties style:text-underline-style="none" officeooo:rsid="0019350b"/>
    </style:style>
    <style:style style:name="T14" style:family="text">
      <style:text-properties style:text-underline-style="none" officeooo:rsid="001a164c"/>
    </style:style>
    <style:style style:name="T15" style:family="text">
      <style:text-properties style:text-underline-style="none" officeooo:rsid="001bdddb"/>
    </style:style>
    <style:style style:name="T16" style:family="text">
      <style:text-properties style:text-underline-style="none" officeooo:rsid="001c2c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tworks 2 – Timeline assignment – Part 1 – Design document</text:span></text:p>
      <text:p text:style-name="P3"><text:span text:style-name="T1"/></text:p>
      <text:p text:style-name="P3"><text:span text:style-name="T1">Presented by 309930006 and 301224283</text:span></text:p>
      <text:p text:style-name="P3"><text:span text:style-name="T1"/></text:p>
      <text:p text:style-name="P3"><text:span text:style-name="T1">General: This documentation describes a program that acts as a Web server.</text:span></text:p>
      <text:p text:style-name="P3"><text:span text:style-name="T1">The only HTML file on the server is Timeline.html that simulates a simple 'Facebook' timeline profile.</text:span></text:p>
      <text:p text:style-name="P3"><text:span text:style-name="T1"/></text:p>
      <text:p text:style-name="P3"><text:span text:style-name="T1">Web server functionalities:</text:span></text:p>
      <text:list xml:id="list1146422631" text:style-name="L1">
        <text:list-item>
          <text:p text:style-name="P4"><text:span text:style-name="T1">Answers browser “GET” messages for html, txt and image files. It uses a TCP socket that acts as a Welcome socket on a port given by the parameters.</text:span></text:p>
        </text:list-item>
        <text:list-item>
          <text:p text:style-name="P4"><text:span text:style-name="T1">Updates the </text:span><text:bookmark-start text:name="__DdeLink__80_1628328208"/><text:span text:style-name="T1">'UsersOnLine.txt'</text:span><text:bookmark-end text:name="__DdeLink__80_1628328208"/><text:span text:style-name="T1"> that is used by the Timeline.html file. Connects to a tracker who's IP is given in the parameters in order to receive the names of online users.</text:span></text:p>
        </text:list-item>
        <text:list-item>
          <text:p text:style-name="P5"><text:span text:style-name="T3">Maintains a constant connection with the tracker and updates the 'UsersOnLine.txt' file every 10 seconds, according to the tracker's response.</text:span></text:p>
        </text:list-item>
      </text:list>
      <text:p text:style-name="P1"><text:span text:style-name="T2"/></text:p>
      <text:p text:style-name="P6"><text:span text:style-name="T4">Function description:</text:span></text:p>
      <text:p text:style-name="P6"><text:span text:style-name="T4"/></text:p>
      <text:p text:style-name="P7"><text:span text:style-name="T6">void </text:span><text:span text:style-name="T5">Main() - Sets a socket to the tracker, logs in with the tracker, creates all necessary initial files (“MyUserID.txt” and “PostsOnMyWall.txt”), creates a thread that updates the </text:span><text:bookmark-start text:name="__DdeLink__85_1628328208"/><text:span text:style-name="T5">“UsersOnLine.txt”</text:span><text:bookmark-end text:name="__DdeLink__85_1628328208"/><text:span text:style-name="T5"> file and creates a thread for the TCP welcome-socket.</text:span></text:p>
      <text:p text:style-name="P7"><text:span text:style-name="T5"/></text:p>
      <text:p text:style-name="P8"><text:span text:style-name="T6">void Create_</text:span><text:bookmark-start text:name="__DdeLink__83_1628328208"/><text:span text:style-name="T6">MyUserID</text:span><text:bookmark-end text:name="__DdeLink__83_1628328208"/><text:span text:style-name="T6">_and_PostsOnMyWall_Files (char*) <text:s/>- Creates the necessary files.</text:span></text:p>
      <text:p text:style-name="P8"><text:span text:style-name="T6">“PostsOnMyWall.txt” is appended, “MyUserID.txt” is rewritten in every run.</text:span></text:p>
      <text:p text:style-name="P7"><text:span text:style-name="T5"/></text:p>
      <text:p text:style-name="P8"><text:span text:style-name="T6">int SetInitialConnectionWithTheTracker (char*) - Creates a TCP to the tracker that has the IP a</text:span><text:span text:style-name="T7">d</text:span><text:span text:style-name="T6">dress given by the parameters.</text:span></text:p>
      <text:p text:style-name="P8"><text:span text:style-name="T6"/></text:p>
      <text:p text:style-name="P8"><text:span text:style-name="T6">int LoginWithTheTracker (int,char*) - Makes the initial login with the tracker. Ends the program if the login is unsuccessful. </text:span></text:p>
      <text:p text:style-name="P8"><text:span text:style-name="T6"/></text:p>
      <text:p text:style-name="P9"><text:span text:style-name="T8">void PrintTrackerLoginReply (int ,char* ) - Prints all received data from the socket.</text:span></text:p>
      <text:p text:style-name="P9"><text:span text:style-name="T8"/></text:p>
      <text:p text:style-name="P10"><text:span text:style-name="T9">void CreateUsersOnlineUpdateThread (int*) - Simply creates a thread that will handle the </text:span><text:bookmark-start text:name="__DdeLink__87_1628328208"/><text:span text:style-name="T5">“UsersOnLine.txt” </text:span><text:span text:style-name="T9">file update.</text:span><text:bookmark-end text:name="__DdeLink__87_1628328208"/><text:span text:style-name="T9"> An update is initiated every 10 seconds.</text:span></text:p>
      <text:p text:style-name="P10"><text:span text:style-name="T9"/></text:p>
      <text:p text:style-name="P11"><text:span text:style-name="T10">void* UsersOnlineUpdater (void*) - The main function that is responsible for the </text:span><text:span text:style-name="T5">“UsersOnLine.txt” </text:span><text:span text:style-name="T9">file update. </text:span><text:span text:style-name="T10">All access </text:span><text:span text:style-name="T11">by other threads</text:span><text:span text:style-name="T10"> to the file is denied while writing to it.</text:span></text:p>
      <text:p text:style-name="P11"><text:span text:style-name="T10"/></text:p>
      <text:p text:style-name="P12"><text:span text:style-name="T12">void CreateWebServerWelcomeSocketThread (char*) - Creates the Web server's TCP welcome socket thread. This is the dispatcher.</text:span></text:p>
      <text:p text:style-name="P12"><text:span text:style-name="T12"/></text:p>
      <text:p text:style-name="P12"><text:span text:style-name="T12">void* WebServerWelcomeSocketThread (void*) - The welcome socket thread's main function. Opens and listens on a TCP port given in the parameters. Every new TCP connection is dispatched to a new thread that handles the request.</text:span></text:p>
      <text:p text:style-name="P12"><text:span text:style-name="T12"/></text:p>
      <text:p text:style-name="P13"><text:span text:style-name="T12">void* WebServerSocketThread (void*) </text:span><text:span text:style-name="T13">- The main function of a thread that will handle a GET request via a given socket. It uses <text:s/>WebServer_html_GET_handler(), WebServer_TXT_Or_Image_GET_handler () and FindFileNameIn_GET_Message () to identify the content of the GET request and to reply to it with the correct file. If the file is missing, it will terminate </text:span><text:soft-page-break/><text:span text:style-name="T13">the TCP session by closing the socket.</text:span></text:p>
      <text:p text:style-name="P13"><text:span text:style-name="T13"/></text:p>
      <text:p text:style-name="P13"><text:span text:style-name="T13">void WebServer_html_GET_handler (int) – Sends the Timeline.html file via the given socket.</text:span></text:p>
      <text:p text:style-name="P13"><text:span text:style-name="T13"/></text:p>
      <text:p text:style-name="P13"><text:span text:style-name="T13">int FindFileNameIn_GET_Message (char*, char*) - Searches the GET request and retrieves the wanted file name from the GET request. If this GET request contains no file specification, it returns a negative response.</text:span></text:p>
      <text:p text:style-name="P13"><text:span text:style-name="T13"/></text:p>
      <text:p text:style-name="P13"><text:span text:style-name="T13">void WebServer_TXT_Or_Image_GET_handler (int,int, char*) - Used after the function above to send the requested file via a given socket.</text:span></text:p>
      <text:p text:style-name="P13"><text:span text:style-name="T13"/></text:p>
      <text:p text:style-name="P14"><text:span text:style-name="T13">Constants:</text:span></text:p>
      <text:p text:style-name="P14"><text:span text:style-name="T13"/></text:p>
      <text:p text:style-name="P16"><text:span text:style-name="T13">TRACKER_PORT – The tracker's TCP port.</text:span></text:p>
      <text:p text:style-name="P16"><text:span text:style-name="T13">BUF_SIZE – Buffer size in bytes that is used to read and write all data related to files/sockets.</text:span></text:p>
      <text:p text:style-name="P17"><text:span text:style-name="T14">SYN_REQUEST_QUEUE_SIZE – Max buffer size for all incoming TCP SYN requests to the Web server's welcome-socket.</text:span></text:p>
      <text:p text:style-name="P18"><text:span text:style-name="T15">IMAGE – </text:span><text:bookmark-start text:name="__DdeLink__89_1628328208"/><text:span text:style-name="T15">Used to define a GET request for an image.</text:span><text:bookmark-end text:name="__DdeLink__89_1628328208"/></text:p>
      <text:p text:style-name="P18"><text:span text:style-name="T15">TXT - Used to define a GET request for a txt file.</text:span></text:p>
      <text:p text:style-name="P18"><text:span text:style-name="T15"/></text:p>
      <text:p text:style-name="P15"><text:span text:style-name="T16">QA:</text:span></text:p>
      <text:p text:style-name="P19"><text:span text:style-name="T16">Add pictures and text to the “PostsOnMyWall.txt” file and access the html with a web-browser via the web_port set in the parameters. The web page with all relevant pictures and posts should be load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lava </meta:initial-creator>
    <meta:creation-date>2013-01-14T20:23:45</meta:creation-date>
    <dc:date>2013-01-14T22:47:53</dc:date>
    <dc:creator>Slava </dc:creator>
    <meta:editing-duration>PT02H08M57S</meta:editing-duration>
    <meta:editing-cycles>14</meta:editing-cycles>
    <meta:generator>OpenOffice.org/3.2$Linux OpenOffice.org_project/320m19$Build-9505</meta:generator>
    <meta:document-statistic meta:table-count="0" meta:image-count="0" meta:object-count="0" meta:page-count="2" meta:paragraph-count="31" meta:word-count="568" meta:character-count="3621"/>
  </office:meta>
</office:document-meta>
</file>